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paragraph" style:master-page-name="MP0" style:family="paragraph">
      <style:paragraph-properties fo:break-before="page" style:vertical-align="baseline" fo:margin-top="0in" fo:margin-bottom="0in"/>
    </style:style>
    <style:style style:name="T2" style:parent-style-name="normaltextrun" style:family="text">
      <style:text-properties style:font-name="Aptos" style:font-name-complex="Segoe UI" fo:font-weight="bold" style:font-weight-asian="bold" style:font-weight-complex="bold" fo:font-size="16pt" style:font-size-asian="16pt" style:font-size-complex="16pt" fo:language="en" fo:country="US"/>
    </style:style>
    <style:style style:name="T3" style:parent-style-name="eop" style:family="text">
      <style:text-properties style:font-name="Aptos" style:font-name-complex="Segoe UI" fo:font-size="16pt" style:font-size-asian="16pt" style:font-size-complex="16pt" fo:language="en" fo:country="US"/>
    </style:style>
    <style:style style:name="P4" style:parent-style-name="paragraph" style:family="paragraph">
      <style:paragraph-properties style:vertical-align="baseline" fo:margin-top="0in" fo:margin-bottom="0in"/>
      <style:text-properties style:font-name="Segoe UI" style:font-name-complex="Segoe UI" fo:font-size="9pt" style:font-size-asian="9pt" style:font-size-complex="9pt" fo:language="en" fo:country="US"/>
    </style:style>
    <style:style style:name="P5" style:parent-style-name="paragraph" style:family="paragraph">
      <style:paragraph-properties style:vertical-align="baseline" fo:margin-top="0in" fo:margin-bottom="0in"/>
    </style:style>
    <style:style style:name="T6" style:parent-style-name="normaltextrun" style:family="text">
      <style:text-properties style:font-name="Aptos" style:font-name-complex="Segoe UI" fo:font-weight="bold" style:font-weight-asian="bold" style:font-weight-complex="bold" fo:font-size="16pt" style:font-size-asian="16pt" style:font-size-complex="16pt" fo:language="en" fo:country="US"/>
    </style:style>
    <style:style style:name="T7" style:parent-style-name="eop" style:family="text">
      <style:text-properties style:font-name="Aptos" style:font-name-complex="Segoe UI" fo:font-size="16pt" style:font-size-asian="16pt" style:font-size-complex="16pt" fo:language="en" fo:country="US"/>
    </style:style>
    <style:style style:name="P8" style:parent-style-name="paragraph" style:family="paragraph">
      <style:paragraph-properties fo:text-align="justify" style:vertical-align="baseline" fo:margin-top="0in" fo:margin-bottom="0in"/>
    </style:style>
    <style:style style:name="T9" style:parent-style-name="eop" style:family="text">
      <style:text-properties style:font-name="Aptos" style:font-name-complex="Segoe UI" fo:font-size="14pt" style:font-size-asian="14pt" style:font-size-complex="14pt" fo:language="en" fo:country="US"/>
    </style:style>
    <style:style style:name="P10" style:parent-style-name="paragraph" style:family="paragraph">
      <style:paragraph-properties fo:text-align="justify" style:vertical-align="baseline" fo:margin-top="0in" fo:margin-bottom="0in"/>
    </style:style>
    <style:style style:name="T11" style:parent-style-name="normaltextrun" style:family="text">
      <style:text-properties style:font-name="Aptos" style:font-name-complex="Segoe UI" fo:font-weight="bold" style:font-weight-asian="bold" style:font-weight-complex="bold" fo:font-size="14pt" style:font-size-asian="14pt" style:font-size-complex="14pt" fo:language="en" fo:country="US"/>
    </style:style>
    <style:style style:name="T12" style:parent-style-name="scxw106744477" style:family="text">
      <style:text-properties style:font-name="Aptos" style:font-name-complex="Segoe UI" fo:font-size="14pt" style:font-size-asian="14pt" style:font-size-complex="14pt" fo:language="en" fo:country="US"/>
    </style:style>
    <style:style style:name="P13" style:parent-style-name="paragraph" style:family="paragraph">
      <style:paragraph-properties fo:text-align="justify" style:vertical-align="baseline" fo:margin-top="0in" fo:margin-bottom="0in"/>
    </style:style>
    <style:style style:name="T14" style:parent-style-name="Domyślnaczcionkaakapitu" style:family="text">
      <style:text-properties style:font-name="Aptos" style:font-name-complex="Segoe UI" fo:font-size="14pt" style:font-size-asian="14pt" style:font-size-complex="14pt" fo:language="en" fo:country="US"/>
    </style:style>
    <style:style style:name="T15" style:parent-style-name="normaltextrun" style:family="text">
      <style:text-properties style:font-name="Aptos" style:font-name-complex="Segoe UI" fo:language="en" fo:country="US"/>
    </style:style>
    <style:style style:name="T16" style:parent-style-name="normaltextrun" style:family="text">
      <style:text-properties style:font-name="Aptos" style:font-name-complex="Segoe UI" fo:language="en" fo:country="US"/>
    </style:style>
    <style:style style:name="T17" style:parent-style-name="normaltextrun" style:family="text">
      <style:text-properties style:font-name="Aptos" style:font-name-complex="Segoe UI" fo:language="en" fo:country="US"/>
    </style:style>
    <style:style style:name="T18" style:parent-style-name="eop" style:family="text">
      <style:text-properties style:font-name="Aptos" style:font-name-complex="Segoe UI" fo:language="en" fo:country="US"/>
    </style:style>
    <style:style style:name="P19" style:parent-style-name="paragraph" style:family="paragraph">
      <style:paragraph-properties fo:text-align="justify" style:vertical-align="baseline" fo:margin-top="0in" fo:margin-bottom="0in"/>
    </style:style>
    <style:style style:name="T20" style:parent-style-name="normaltextrun" style:family="text">
      <style:text-properties style:font-name="Aptos" style:font-name-complex="Segoe UI" fo:language="en" fo:country="US"/>
    </style:style>
    <style:style style:name="T21" style:parent-style-name="normaltextrun" style:family="text">
      <style:text-properties style:font-name="Aptos" style:font-name-complex="Segoe UI" fo:language="en" fo:country="US"/>
    </style:style>
    <style:style style:name="T22" style:parent-style-name="normaltextrun" style:family="text">
      <style:text-properties style:font-name="Aptos" style:font-name-complex="Segoe UI" fo:language="en" fo:country="US"/>
    </style:style>
    <style:style style:name="T23" style:parent-style-name="eop" style:family="text">
      <style:text-properties style:font-name="Aptos" style:font-name-complex="Segoe UI" fo:language="en" fo:country="US"/>
    </style:style>
    <style:style style:name="P24" style:parent-style-name="paragraph" style:family="paragraph">
      <style:paragraph-properties fo:text-align="justify" style:vertical-align="baseline" fo:margin-top="0in" fo:margin-bottom="0in"/>
    </style:style>
    <style:style style:name="T25" style:parent-style-name="eop" style:family="text">
      <style:text-properties style:font-name="Aptos" style:font-name-complex="Segoe UI" fo:font-size="14pt" style:font-size-asian="14pt" style:font-size-complex="14pt" fo:language="en" fo:country="US"/>
    </style:style>
    <style:style style:name="P26" style:parent-style-name="paragraph" style:family="paragraph">
      <style:paragraph-properties fo:text-align="justify" style:vertical-align="baseline" fo:margin-top="0in" fo:margin-bottom="0in"/>
    </style:style>
    <style:style style:name="T27" style:parent-style-name="normaltextrun" style:family="text">
      <style:text-properties style:font-name="Aptos" style:font-name-complex="Segoe UI" fo:font-weight="bold" style:font-weight-asian="bold" style:font-weight-complex="bold" fo:font-size="14pt" style:font-size-asian="14pt" style:font-size-complex="14pt" fo:language="en" fo:country="US"/>
    </style:style>
    <style:style style:name="T28" style:parent-style-name="scxw106744477" style:family="text">
      <style:text-properties style:font-name="Aptos" style:font-name-complex="Segoe UI" fo:font-size="14pt" style:font-size-asian="14pt" style:font-size-complex="14pt" fo:language="en" fo:country="US"/>
    </style:style>
    <style:style style:name="P29" style:parent-style-name="paragraph" style:family="paragraph">
      <style:paragraph-properties fo:text-align="justify" style:vertical-align="baseline" fo:margin-top="0in" fo:margin-bottom="0in"/>
    </style:style>
    <style:style style:name="T30" style:parent-style-name="Domyślnaczcionkaakapitu" style:family="text">
      <style:text-properties style:font-name="Aptos" style:font-name-complex="Segoe UI" fo:font-size="14pt" style:font-size-asian="14pt" style:font-size-complex="14pt" fo:language="en" fo:country="US"/>
    </style:style>
    <style:style style:name="T31" style:parent-style-name="normaltextrun" style:family="text">
      <style:text-properties style:font-name="Aptos" style:font-name-complex="Segoe UI" fo:language="en" fo:country="US"/>
    </style:style>
    <style:style style:name="T32" style:parent-style-name="normaltextrun" style:family="text">
      <style:text-properties style:font-name="Aptos" style:font-name-complex="Segoe UI" fo:language="en" fo:country="US"/>
    </style:style>
    <style:style style:name="T33" style:parent-style-name="normaltextrun" style:family="text">
      <style:text-properties style:font-name="Aptos" style:font-name-complex="Segoe UI" fo:language="en" fo:country="US"/>
    </style:style>
    <style:style style:name="T34" style:parent-style-name="normaltextrun" style:family="text">
      <style:text-properties style:font-name="Aptos" style:font-name-complex="Segoe UI" fo:language="en" fo:country="US"/>
    </style:style>
    <style:style style:name="T35" style:parent-style-name="normaltextrun" style:family="text">
      <style:text-properties style:font-name="Aptos" style:font-name-complex="Segoe UI" fo:language="en" fo:country="US"/>
    </style:style>
    <style:style style:name="T36" style:parent-style-name="normaltextrun" style:family="text">
      <style:text-properties style:font-name="Aptos" style:font-name-complex="Segoe UI" fo:language="en" fo:country="US"/>
    </style:style>
    <style:style style:name="T37" style:parent-style-name="normaltextrun" style:family="text">
      <style:text-properties style:font-name="Aptos" style:font-name-complex="Segoe UI" fo:language="en" fo:country="US"/>
    </style:style>
    <style:style style:name="T38" style:parent-style-name="normaltextrun" style:family="text">
      <style:text-properties style:font-name="Aptos" style:font-name-complex="Segoe UI" fo:language="en" fo:country="US"/>
    </style:style>
    <style:style style:name="T39" style:parent-style-name="normaltextrun" style:family="text">
      <style:text-properties style:font-name="Aptos" style:font-name-complex="Segoe UI" fo:language="en" fo:country="US"/>
    </style:style>
    <style:style style:name="T40" style:parent-style-name="normaltextrun" style:family="text">
      <style:text-properties style:font-name="Aptos" style:font-name-complex="Segoe UI" fo:language="en" fo:country="US"/>
    </style:style>
    <style:style style:name="T41" style:parent-style-name="normaltextrun" style:family="text">
      <style:text-properties style:font-name="Aptos" style:font-name-complex="Segoe UI" fo:language="en" fo:country="US"/>
    </style:style>
    <style:style style:name="T42" style:parent-style-name="normaltextrun" style:family="text">
      <style:text-properties style:font-name="Aptos" style:font-name-complex="Segoe UI" fo:language="en" fo:country="US"/>
    </style:style>
    <style:style style:name="T43" style:parent-style-name="normaltextrun" style:family="text">
      <style:text-properties style:font-name="Aptos" style:font-name-complex="Segoe UI" fo:language="en" fo:country="US"/>
    </style:style>
    <style:style style:name="T44" style:parent-style-name="normaltextrun" style:family="text">
      <style:text-properties style:font-name="Aptos" style:font-name-complex="Segoe UI" fo:language="en" fo:country="US"/>
    </style:style>
    <style:style style:name="T45" style:parent-style-name="normaltextrun" style:family="text">
      <style:text-properties style:font-name="Aptos" style:font-name-complex="Segoe UI" fo:language="en" fo:country="US"/>
    </style:style>
    <style:style style:name="T46" style:parent-style-name="normaltextrun" style:family="text">
      <style:text-properties style:font-name="Aptos" style:font-name-complex="Segoe UI" fo:language="en" fo:country="US"/>
    </style:style>
    <style:style style:name="T47" style:parent-style-name="normaltextrun" style:family="text">
      <style:text-properties style:font-name="Aptos" style:font-name-complex="Segoe UI" fo:language="en" fo:country="US"/>
    </style:style>
    <style:style style:name="T48" style:parent-style-name="eop" style:family="text">
      <style:text-properties style:font-name="Aptos" style:font-name-complex="Segoe UI" fo:language="en" fo:country="US"/>
    </style:style>
    <style:style style:name="P49" style:parent-style-name="Normalny" style:family="paragraph">
      <style:text-properties fo:language="en" fo:country="US"/>
    </style:style>
  </office:automatic-styles>
  <office:body>
    <office:text text:use-soft-page-breaks="true">
      <text:p text:style-name="P1"><text:span text:style-name="T2">Maciej_Jurczyga_Java_Krakow</text:span><text:span text:style-name="T3"> </text:span></text:p>
      <text:p text:style-name="P4"/>
      <text:p text:style-name="P5"><text:span text:style-name="T6">REDME for Basket Splitter recruitment task for Ocado Technology. </text:span><text:span text:style-name="T7"> </text:span></text:p>
      <text:p text:style-name="P8"><text:span text:style-name="T9"> </text:span></text:p>
      <text:p text:style-name="P10"><text:span text:style-name="T11">Algorithm:</text:span><text:span text:style-name="T12"> </text:span></text:p>
      <text:p text:style-name="P13"><text:span text:style-name="T14"><text:line-break/></text:span><text:span text:style-name="T15">My algorithm is based on counting the “importance” of each delivery option for current basket.  I create a map of delivery occurrences  and iterate through the items in the basket. I increment the value of every delivery<text:s/></text:span><text:span text:style-name="T16">for</text:span><text:span text:style-name="T17"><text:s/>every item.</text:span><text:span text:style-name="T18"> </text:span></text:p>
      <text:p text:style-name="P19"><text:span text:style-name="T20">Then, I start the process of assigning items to the delivery options. I do this in while loop as long as the items’ list is not empty.  For every iteration of while loop, I check what is the current delivery with the biggest value, then I iterate through the list and assign to the answer all of the products, which are possible to deliver by this current best delivery option. In my opinion, then comes the most important thing in the process. We have to update the occurrences map, not only by removing the value of current best delivery, but also by removing the values for other delivers that where incremented by the products we have just assigned to the answer and removed from the basket list. This is done<text:s/></text:span><text:span text:style-name="T21">to ensure</text:span><text:span text:style-name="T22"><text:s/>the output stays correct for the rest of the list.</text:span><text:span text:style-name="T23"> </text:span></text:p>
      <text:p text:style-name="P24"><text:span text:style-name="T25"> </text:span></text:p>
      <text:p text:style-name="P26"><text:span text:style-name="T27">Tests:</text:span><text:span text:style-name="T28"> </text:span></text:p>
      <text:p text:style-name="P29"><text:span text:style-name="T30"><text:line-break/></text:span><text:span text:style-name="T31">Initial tests<text:s/></text:span><text:span text:style-name="T32">verify</text:span><text:span text:style-name="T33"><text:s/>if the two extra methods which are GetDeliveryOptions<text:s/></text:span><text:span text:style-name="T34">and</text:span><text:span text:style-name="T35"><text:s/>GetBestDelivery work correctly, then I check how the algorithm<text:s/></text:span><text:span text:style-name="T36">performs</text:span><text:span text:style-name="T37"><text:s/>with the<text:s/></text:span><text:span text:style-name="T38">incorrect</text:span><text:span text:style-name="T39"><text:s/>inputs (e.g. wrong path to config.json or item<text:s/></text:span><text:span text:style-name="T40">not listed</text:span><text:span text:style-name="T41"><text:s/>in config.json). Finally I<text:s/></text:span><text:span text:style-name="T42">evaluate</text:span><text:span text:style-name="T43"><text:s/>the algorithm using basket-2.json and set<text:s/></text:span><text:span text:style-name="T44">of items<text:s/></text:span><text:span text:style-name="T45">which could be delivered by<text:s/></text:span><text:span text:style-name="T46">a single</text:span><text:span text:style-name="T47"><text:s/>option. </text:span><text:span text:style-name="T48"> </text:span></text:p>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fo:color="#0F4761"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fo:color="#272727"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Aptos Display" style:font-name-asian="Times New Roman" style:font-name-complex="Times New Roman" fo:color="#0F4761" fo:font-size="20pt" style:font-size-asian="20pt" style:font-size-complex="20pt"/>
    </style:style>
    <style:style style:name="Nagłówek2Znak" style:display-name="Nagłówek 2 Znak" style:family="text" style:parent-style-name="Domyślnaczcionkaakapitu">
      <style:text-properties style:font-name="Aptos Display" style:font-name-asian="Times New Roman" style:font-name-complex="Times New Roman" fo:color="#0F4761"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0F4761"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0F4761"/>
    </style:style>
    <style:style style:name="Nagłówek5Znak" style:display-name="Nagłówek 5 Znak" style:family="text" style:parent-style-name="Domyślnaczcionkaakapitu">
      <style:text-properties style:font-name-asian="Times New Roman" style:font-name-complex="Times New Roman" fo:color="#0F4761"/>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ytuł" style:display-name="Tytuł" style:family="paragraph" style:parent-style-name="Normalny" style:next-style-name="Normalny">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ytułZnak" style:display-name="Tytuł Znak" style:family="text" style:parent-style-name="Domyślnaczcionkaakapitu">
      <style:text-properties style:font-name="Aptos Display" style:font-name-asian="Times New Roman"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0F4761"/>
    </style:style>
    <style:style style:name="Cytatintensywny" style:display-name="Cytat intensywny" style:family="paragraph" style:parent-style-name="Normalny" style:next-style-name="Norma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ytatintensywnyZnak" style:display-name="Cytat intensywny Znak" style:family="text" style:parent-style-name="Domyślnaczcionkaakapitu">
      <style:text-properties fo:font-style="italic" style:font-style-asian="italic" style:font-style-complex="italic" fo:color="#0F4761"/>
    </style:style>
    <style:style style:name="Odwołanieintensywne" style:display-name="Odwołanie intensywne" style:family="text" style:parent-style-name="Domyślnaczcionkaakapitu">
      <style:text-properties fo:font-weight="bold" style:font-weight-asian="bold" style:font-weight-complex="bold" fo:font-variant="small-caps" fo:color="#0F4761" fo:letter-spacing="0.0034in"/>
    </style:style>
    <style:style style:name="paragraph" style:display-name="paragraph" style:family="paragraph" style:parent-style-name="Normalny">
      <style:paragraph-properties fo:margin-top="0.0694in" fo:margin-bottom="0.0694in" fo:line-height="100%"/>
      <style:text-properties style:font-name="Times New Roman" style:font-name-asian="Times New Roman" style:letter-kerning="false" fo:font-size="12pt" style:font-size-asian="12pt" style:font-size-complex="12pt" style:language-asian="pl" style:country-asian="PL" fo:hyphenate="false"/>
    </style:style>
    <style:style style:name="normaltextrun" style:display-name="normaltextrun" style:family="text" style:parent-style-name="Domyślnaczcionkaakapitu"/>
    <style:style style:name="eop" style:display-name="eop" style:family="text" style:parent-style-name="Domyślnaczcionkaakapitu"/>
    <style:style style:name="scxw106744477" style:display-name="scxw106744477" style:family="text" style:parent-style-name="Domyślnaczcionkaakapitu"/>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ciek Jurczyga</meta:initial-creator>
    <dc:creator>Maciek Jurczyga</dc:creator>
    <meta:creation-date>2024-04-06T23:20:00Z</meta:creation-date>
    <dc:date>2024-04-07T14:31:00Z</dc:date>
    <meta:template xlink:href="Normal.dotm" xlink:type="simple"/>
    <meta:editing-cycles>3</meta:editing-cycles>
    <meta:editing-duration>PT11400S</meta:editing-duration>
    <meta:document-statistic meta:page-count="1" meta:paragraph-count="2" meta:word-count="214" meta:character-count="1498" meta:row-count="10" meta:non-whitespace-character-count="1286"/>
  </office:meta>
</office:document-meta>
</file>